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xecuting Simple Commands</text:h>
      <text:h text:style-name="Heading_20_3" text:outline-level="3">Overview</text:h>
      <text:p text:style-name="Text_20_body">This section focuses on building the executor component of the command-line interpreter. The executor's primary role is to take the AST generated by the parser and execute the corresponding command.</text:p>
      <text:h text:style-name="Heading_20_3" text:outline-level="3">Core Components</text:h>
      <text:list xml:id="list4067519074" text:style-name="L1">
        <text:list-item>
          <text:p text:style-name="P1"><text:span text:style-name="Strong_20_Emphasis"><text:span text:style-name="Source_20_Text">executor.h</text:span></text:span><text:span text:style-name="Strong_20_Emphasis"> and </text:span><text:span text:style-name="Strong_20_Emphasis"><text:span text:style-name="Source_20_Text">executor.c</text:span></text:span><text:span text:style-name="Strong_20_Emphasis">:</text:span> These files define and implement functions for searching the command path, executing commands, and handling the execution process.</text:p>
        </text:list-item>
      </text:list>
      <text:h text:style-name="Heading_20_3" text:outline-level="3">Process</text:h>
      <text:list xml:id="list3238908416" text:style-name="L2">
        <text:list-item>
          <text:p text:style-name="P3"><text:span text:style-name="Strong_20_Emphasis">AST to Argument List:</text:span> The <text:span text:style-name="Source_20_Text">do_simple_command</text:span> function converts the AST into an argument list (an array of strings) suitable for <text:span text:style-name="Source_20_Text">execv</text:span>.</text:p>
        </text:list-item>
        <text:list-item>
          <text:p text:style-name="P3"><text:span text:style-name="Strong_20_Emphasis">Command Search:</text:span> If the command is not a full path, the <text:span text:style-name="Source_20_Text">search_path</text:span> function is used to locate the executable in the user's PATH environment variable.</text:p>
        </text:list-item>
        <text:list-item>
          <text:p text:style-name="P3"><text:span text:style-name="Strong_20_Emphasis">Forking and Execution:</text:span> A child process is created using <text:span text:style-name="Source_20_Text">fork</text:span>. The child process calls <text:span text:style-name="Source_20_Text">execv</text:span> to replace itself with the command to be executed.</text:p>
        </text:list-item>
        <text:list-item>
          <text:p text:style-name="P3"><text:span text:style-name="Strong_20_Emphasis">Error Handling:</text:span> If <text:span text:style-name="Source_20_Text">execv</text:span> fails, appropriate error messages and exit codes are provided.</text:p>
        </text:list-item>
        <text:list-item>
          <text:p text:style-name="P3"><text:span text:style-name="Strong_20_Emphasis">Waiting for Child:</text:span> The parent process waits for the child to finish using <text:span text:style-name="Source_20_Text">waitpid</text:span>.</text:p>
        </text:list-item>
        <text:list-item>
          <text:p text:style-name="P2"><text:span text:style-name="Strong_20_Emphasis">Cleanup:</text:span> Memory allocated for the argument list is freed.</text:p>
        </text:list-item>
      </text:list>
      <text:h text:style-name="Heading_20_3" text:outline-level="3">Key Points</text:h>
      <text:list xml:id="list2039729345" text:style-name="L3">
        <text:list-item>
          <text:p text:style-name="P5">The executor handles only simple commands in this phase. More complex commands will be added later.</text:p>
        </text:list-item>
        <text:list-item>
          <text:p text:style-name="P5">The <text:span text:style-name="Source_20_Text">search_path</text:span> function is essential for finding commands in the user's PATH.</text:p>
        </text:list-item>
        <text:list-item>
          <text:p text:style-name="P5">The use of <text:span text:style-name="Source_20_Text">fork</text:span> and <text:span text:style-name="Source_20_Text">execv</text:span> is fundamental to process creation and execution.</text:p>
        </text:list-item>
        <text:list-item>
          <text:p text:style-name="P4">Error handling is crucial for providing informative feedback to the user.</text:p>
        </text:list-item>
      </text:list>
      <text:h text:style-name="Heading_20_3" text:outline-level="3">Integration with the Shell</text:h>
      <text:p text:style-name="Text_20_body">The <text:span text:style-name="Source_20_Text">parse_and_execute</text:span> function is added to the shell to handle the evaluation and execution of commands. It iteratively parses simple commands, executes them, and cleans up the AST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3:32:32.016775656</meta:creation-date>
    <meta:generator>LibreOffice/7.3.7.2$Linux_X86_64 LibreOffice_project/30$Build-2</meta:generator>
    <dc:date>2024-07-25T13:32:47.460076117</dc:date>
    <meta:editing-duration>PT16S</meta:editing-duration>
    <meta:editing-cycles>1</meta:editing-cycles>
    <meta:document-statistic meta:table-count="0" meta:image-count="0" meta:object-count="0" meta:page-count="1" meta:paragraph-count="19" meta:word-count="261" meta:character-count="1619" meta:non-whitespace-character-count="1388"/>
  </office:meta>
</office:document-meta>
</file>